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6000000AD6852A349DC44E2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4.391cm" svg:height="4.576cm" svg:x="9.309cm" svg:y="12.2cm">
          <draw:image xlink:href="Pictures/10000201000000A6000000AD6852A349DC44E2B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2T19:32:57.852054317</meta:creation-date>
    <dc:date>2022-11-12T21:29:39.120994014</dc:date>
    <meta:editing-duration>PT1H46M32S</meta:editing-duration>
    <meta:editing-cycles>2</meta:editing-cycles>
    <meta:generator>LibreOffice/7.1.0.3$Linux_X86_64 LibreOffice_project/f6099ecf3d29644b5008cc8f48f42f4a40986e4c</meta:generator>
    <meta:document-statistic meta:object-count="1"/>
  </office:meta>
</office:document-meta>
</file>